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362413" draw:marker-start-width="0.252cm" draw:marker-end-width="0.252cm" draw:fill="none" draw:fill-color="#ffffff" draw:textarea-horizontal-align="justify" draw:textarea-vertical-align="middle" draw:auto-grow-height="false" fo:min-height="5cm" fo:min-width="19.25cm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6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75cm"/>
      <style:paragraph-properties style:writing-mode="lr-tb"/>
    </style:style>
    <style:style style:name="gr6" style:family="graphic" style:parent-style-name="standard">
      <style:graphic-properties draw:stroke="solid" svg:stroke-width="0.035cm" svg:stroke-color="#362413" draw:marker-start-width="0.252cm" draw:marker-end-width="0.252cm" draw:fill="none" draw:fill-color="#ffffff" draw:textarea-horizontal-align="justify" draw:textarea-vertical-align="middle" draw:auto-grow-height="false" fo:min-height="4.966cm" fo:min-width="19.216cm" fo:padding-top="0.142cm" fo:padding-bottom="0.142cm" fo:padding-left="0.267cm" fo:padding-right="0.267cm"/>
    </style:style>
    <style:style style:name="gr7" style:family="graphic" style:parent-style-name="standard">
      <style:graphic-properties draw:textarea-horizontal-align="justify" draw:textarea-vertical-align="middle" draw:auto-grow-height="false" fo:min-height="0.5cm" fo:min-width="5.25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812cm" fo:min-width="2.33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458cm" fo:min-width="1.798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634cm" fo:min-width="1.976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164cm" fo:min-width="2.506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812cm" fo:min-width="1.976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812cm" fo:min-width="2.152cm"/>
      <style:paragraph-properties style:writing-mode="lr-tb"/>
    </style:style>
    <style:style style:name="gr14" style:family="graphic" style:parent-style-name="objectwithoutfill">
      <style:graphic-properties draw:stroke="dash" draw:stroke-dash="Long_20_Dash_20__28_Rounded_29_" draw:marker-end="Extrémités_20_de_20_flèche_20_1" draw:marker-end-width="0.3cm" svg:stroke-linecap="round" draw:fill="none" draw:textarea-vertical-align="middle"/>
    </style:style>
    <style:style style:name="gr15" style:family="graphic" style:parent-style-name="objectwithoutfill">
      <style:graphic-properties svg:stroke-width="0.081cm" svg:stroke-color="#861141" draw:marker-start-width="0.321cm" draw:marker-end="Extrémités_20_de_20_flèche_20_2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25cm" fo:min-width="1.7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1pt" fo:font-weight="normal"/>
    </style:style>
    <style:style style:name="P7" style:family="paragraph">
      <loext:graphic-properties draw:fill="none"/>
      <style:paragraph-properties fo:text-align="center"/>
      <style:text-properties fo:font-size="11pt" fo:font-weight="normal"/>
    </style:style>
    <style:style style:name="P8" style:family="paragraph">
      <style:paragraph-properties fo:text-align="center"/>
      <style:text-properties fo:font-size="11pt"/>
    </style:style>
    <style:style style:name="P9" style:family="paragraph">
      <loext:graphic-properties draw:fill="none"/>
      <style:paragraph-properties fo:text-align="center"/>
      <style:text-properties fo:font-size="11pt"/>
    </style:style>
    <style:style style:name="P10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75cm" svg:height="5.25cm" svg:x="2.2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0.75cm" svg:x="2.5cm" svg:y="2.25cm">
          <text:p text:style-name="P2">CANTIN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25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6.25cm" svg:y1="7cm" svg:x2="26.25cm" svg:y2="10.75cm">
          <text:p/>
        </draw:line>
        <draw:line draw:style-name="gr4" draw:text-style-name="P3" draw:layer="layout" svg:x1="26.25cm" svg:y1="7.75cm" svg:x2="24.75cm" svg:y2="8.75cm">
          <text:p/>
        </draw:line>
        <draw:line draw:style-name="gr4" draw:text-style-name="P3" draw:layer="layout" svg:x1="26.25cm" svg:y1="7.75cm" svg:x2="27.75cm" svg:y2="8.75cm">
          <text:p/>
        </draw:line>
        <draw:line draw:style-name="gr4" draw:text-style-name="P3" draw:layer="layout" svg:x1="26.25cm" svg:y1="10.75cm" svg:x2="25.25cm" svg:y2="12.25cm">
          <text:p/>
        </draw:line>
        <draw:line draw:style-name="gr4" draw:text-style-name="P3" draw:layer="layout" svg:x1="26.25cm" svg:y1="10.75cm" svg:x2="27.25cm" svg:y2="12.25cm">
          <text:p/>
        </draw:line>
        <draw:custom-shape draw:style-name="gr5" draw:text-style-name="P5" draw:layer="layout" svg:width="2.25cm" svg:height="1cm" svg:x="25.25cm" svg:y="12.5cm">
          <text:p text:style-name="P4"><text:span text:style-name="T1">Élèv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.75cm" svg:height="5.25cm" svg:x="2.25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5cm" svg:height="0.75cm" svg:x="2.5cm" svg:y="11.25cm">
          <text:p text:style-name="P2">VIE SCOLAIR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1.5cm" svg:x="17.5cm" svg:y="3cm">
          <text:p text:style-name="P6">Manger sur pl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25cm" svg:height="1cm" svg:x="13.5cm" svg:y="5.5cm">
          <text:p text:style-name="P6">Payer son rep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3.5cm" svg:height="1.25cm" svg:x="8.5cm" svg:y="3cm">
          <text:p text:style-name="P6">Choisir ses pla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4.25cm" svg:height="2cm" svg:x="2.5cm" svg:y="4.5cm">
          <text:p text:style-name="P6">Badger afin d’accéder à la file d’att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5cm" svg:height="1.5cm" svg:x="17.5cm" svg:y="13cm">
          <text:p text:style-name="P8">Recharger le bad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5cm" svg:height="1.25cm" svg:x="10.75cm" svg:y="13.25cm">
          <text:p text:style-name="P8">Obtenir un bad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75cm" svg:height="1.5cm" svg:x="3.25cm" svg:y="13.25cm">
          <text:p text:style-name="P8">S’inscrire à la cant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9.5cm" svg:y1="4.25cm" svg:x2="7cm" svg:y2="5.5cm">
          <text:p/>
        </draw:line>
        <draw:line draw:style-name="gr14" draw:text-style-name="P3" draw:layer="layout" svg:x1="18cm" svg:y1="4.25cm" svg:x2="16.5cm" svg:y2="5.75cm">
          <text:p/>
        </draw:line>
        <draw:line draw:style-name="gr14" draw:text-style-name="P3" draw:layer="layout" svg:x1="13.5cm" svg:y1="5.75cm" svg:x2="11.75cm" svg:y2="4cm">
          <text:p/>
        </draw:line>
        <draw:line draw:style-name="gr14" draw:text-style-name="P3" draw:layer="layout" svg:x1="4.75cm" svg:y1="6.75cm" svg:x2="10.5cm" svg:y2="13.75cm">
          <text:p/>
        </draw:line>
        <draw:line draw:style-name="gr14" draw:text-style-name="P3" draw:layer="layout" svg:x1="10.5cm" svg:y1="14cm" svg:x2="7.25cm" svg:y2="14cm">
          <text:p/>
        </draw:line>
        <draw:line draw:style-name="gr14" draw:text-style-name="P3" draw:layer="layout" svg:x1="16cm" svg:y1="6.5cm" svg:x2="18.25cm" svg:y2="13cm">
          <text:p/>
        </draw:line>
        <draw:line draw:style-name="gr14" draw:text-style-name="P3" draw:layer="layout" svg:x1="17.25cm" svg:y1="13.75cm" svg:x2="14.5cm" svg:y2="13.75cm">
          <text:p/>
        </draw:line>
        <draw:line draw:style-name="gr15" draw:text-style-name="P3" draw:layer="layout" svg:x1="24.75cm" svg:y1="8cm" svg:x2="21cm" svg:y2="4.5cm">
          <text:p/>
        </draw:line>
        <draw:line draw:style-name="gr15" draw:text-style-name="P3" draw:layer="layout" svg:x1="25cm" svg:y1="9.25cm" svg:x2="7cm" svg:y2="13.5cm">
          <text:p/>
        </draw:line>
        <draw:custom-shape draw:style-name="gr16" draw:text-style-name="P10" draw:layer="layout" svg:width="2.25cm" svg:height="0.5cm" draw:transform="rotate (0.733038285837619) translate (16.12cm 5.357cm)">
          <text:p text:style-name="P2"><text:span text:style-name="T2">&lt;&lt;include&gt;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25cm" svg:height="0.5cm" draw:transform="rotate (0.488692190558412) translate (7cm 5.056cm)">
          <text:p text:style-name="P2"><text:span text:style-name="T2">&lt;&lt;include&gt;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25cm" svg:height="0.5cm" draw:transform="rotate (-0.785398163397449) translate (12.354cm 4cm)">
          <text:p text:style-name="P2"><text:span text:style-name="T2">&lt;&lt;include&gt;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25cm" svg:height="0.5cm" svg:x="15cm" svg:y="13.75cm">
          <text:p text:style-name="P2"><text:span text:style-name="T2">&lt;&lt;include&gt;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25cm" svg:height="0.5cm" svg:x="7.75cm" svg:y="14cm">
          <text:p text:style-name="P2"><text:span text:style-name="T2">&lt;&lt;include&gt;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25cm" svg:height="0.5cm" draw:transform="rotate (-0.890117918517109) translate (6.389cm 8cm)">
          <text:p text:style-name="P2"><text:span text:style-name="T2">&lt;&lt;include&gt;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25cm" svg:height="0.5cm" draw:transform="rotate (-1.27409035395586) translate (16.785cm 7.1cm)">
          <text:p text:style-name="P2"><text:span text:style-name="T2">&lt;&lt;include&gt;&gt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9T19:19:36.098000000</meta:creation-date>
    <dc:date>2022-05-29T19:45:15.311000000</dc:date>
    <meta:editing-duration>PT3M26S</meta:editing-duration>
    <meta:editing-cycles>1</meta:editing-cycles>
    <meta:document-statistic meta:object-count="34"/>
    <meta:generator>LibreOffice/7.2.3.2$Windows_X86_64 LibreOffice_project/d166454616c1632304285822f9c83ce2e660fd92</meta:generator>
  </office:meta>
</office:document-meta>
</file>